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2.5638in" svg:y="4.0154in">
            <draw:object draw:notify-on-update-of-ranges="Sheet1.C36:Sheet1.C41 Sheet1.D35:Sheet1.D35 Sheet1.D36:Sheet1.D41 Sheet1.C36:Sheet1.C41 Sheet1.E35:Sheet1.E35 Sheet1.E36:Sheet1.E41 Sheet1.C36:Sheet1.C41 Sheet1.F35:Sheet1.F35 Sheet1.F36:Sheet1.F41 Sheet1.C36:Sheet1.C41 Sheet1.G35:Sheet1.G35 Sheet1.G36:Sheet1.G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4.802in" svg:y="5.1134in">
            <draw:object draw:notify-on-update-of-ranges="Sheet1.I36:Sheet1.I39 Sheet1.J35:Sheet1.J35 Sheet1.J36:Sheet1.J39 Sheet1.I36:Sheet1.I39 Sheet1.K35:Sheet1.K35 Sheet1.K36:Sheet1.K39 Sheet1.I36:Sheet1.I39 Sheet1.L35:Sheet1.L35 Sheet1.L36:Sheet1.L39 Sheet1.I36:Sheet1.I39 Sheet1.M35:Sheet1.M35 Sheet1.M36:Sheet1.M39 Sheet1.I36:Sheet1.I39 Sheet1.N35:Sheet1.N35 Sheet1.N36:Sheet1.N39 Sheet1.I36:Sheet1.I39 Sheet1.O35:Sheet1.O35 Sheet1.O36:Sheet1.O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1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317519" calcext:value-type="float">
            <text:p>0.03175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70068" calcext:value-type="float">
            <text:p>0.04700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03895" calcext:value-type="float">
            <text:p>0.10389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655903" calcext:value-type="float">
            <text:p>0.65590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2409" calcext:value-type="float">
            <text:p>1.524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0.9483" calcext:value-type="float">
            <text:p>10.948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49641" calcext:value-type="float">
            <text:p>0.05496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8172" calcext:value-type="float">
            <text:p>0.0681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2304" calcext:value-type="float">
            <text:p>0.1823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76164" calcext:value-type="float">
            <text:p>0.9761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02754" calcext:value-type="float">
            <text:p>2.0275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14575" calcext:value-type="float">
            <text:p>7.1457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15476" calcext:value-type="float">
            <text:p>0.1154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38704" calcext:value-type="float">
            <text:p>0.1387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40331" calcext:value-type="float">
            <text:p>0.2403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756863" calcext:value-type="float">
            <text:p>0.7568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9869" calcext:value-type="float">
            <text:p>1.798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4.72638" calcext:value-type="float">
            <text:p>4.726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35163" calcext:value-type="float">
            <text:p>0.4351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45321" calcext:value-type="float">
            <text:p>0.44532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62856" calcext:value-type="float">
            <text:p>0.46285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55044" calcext:value-type="float">
            <text:p>0.95504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88048" calcext:value-type="float">
            <text:p>1.8804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43605" calcext:value-type="float">
            <text:p>3.43605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15166" calcext:value-type="float">
            <text:p>0.01516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806801" calcext:value-type="float">
            <text:p>0.08068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09137" calcext:value-type="float">
            <text:p>0.40913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40672" calcext:value-type="float">
            <text:p>3.4067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1.5616" calcext:value-type="float">
            <text:p>11.561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00.897" calcext:value-type="float">
            <text:p>100.8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5739" calcext:value-type="float">
            <text:p>0.01957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7035" calcext:value-type="float">
            <text:p>0.1170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2444" calcext:value-type="float">
            <text:p>1.2244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424" calcext:value-type="float">
            <text:p>8.4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7.3101" calcext:value-type="float">
            <text:p>17.31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1.5625" calcext:value-type="float">
            <text:p>81.562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691" calcext:value-type="float">
            <text:p>0.01966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2336" calcext:value-type="float">
            <text:p>0.12233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537087" calcext:value-type="float">
            <text:p>0.5370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26919" calcext:value-type="float">
            <text:p>3.269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1157" calcext:value-type="float">
            <text:p>12.115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0.2829" calcext:value-type="float">
            <text:p>40.2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256054" calcext:value-type="float">
            <text:p>0.25605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36335" calcext:value-type="float">
            <text:p>0.3363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3439" calcext:value-type="float">
            <text:p>1.234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001" calcext:value-type="float">
            <text:p>4.930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4419" calcext:value-type="float">
            <text:p>12.44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1.184" calcext:value-type="float">
            <text:p>21.184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438714" calcext:value-type="float">
            <text:p>0.004387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1831" calcext:value-type="float">
            <text:p>0.031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41864" calcext:value-type="float">
            <text:p>0.14186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07815" calcext:value-type="float">
            <text:p>1.0781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8.38031" calcext:value-type="float">
            <text:p>8.380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7.324" calcext:value-type="float">
            <text:p>137.32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74861" calcext:value-type="float">
            <text:p>0.007486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1004" calcext:value-type="float">
            <text:p>0.02100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79" calcext:value-type="float">
            <text:p>0.112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1594" calcext:value-type="float">
            <text:p>1.2159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9.87323" calcext:value-type="float">
            <text:p>9.873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1.685" calcext:value-type="float">
            <text:p>131.6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5221" calcext:value-type="float">
            <text:p>0.01752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702" calcext:value-type="float">
            <text:p>0.027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569" calcext:value-type="float">
            <text:p>0.1125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753182" calcext:value-type="float">
            <text:p>0.7531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5.91179" calcext:value-type="float">
            <text:p>5.91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2.6918" calcext:value-type="float">
            <text:p>62.69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89321" calcext:value-type="float">
            <text:p>0.02893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09319" calcext:value-type="float">
            <text:p>0.040931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27307" calcext:value-type="float">
            <text:p>0.1273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602578" calcext:value-type="float">
            <text:p>0.60257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90779" calcext:value-type="float">
            <text:p>3.907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1.846" calcext:value-type="float">
            <text:p>31.846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495803" calcext:value-type="float">
            <text:p>0.004958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29605" calcext:value-type="float">
            <text:p>0.03296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43403" calcext:value-type="float">
            <text:p>0.2434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11465" calcext:value-type="float">
            <text:p>1.1146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9.14694" calcext:value-type="float">
            <text:p>9.1469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8.264" calcext:value-type="float">
            <text:p>138.2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38649" calcext:value-type="float">
            <text:p>0.008386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1526" calcext:value-type="float">
            <text:p>0.033152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36681" calcext:value-type="float">
            <text:p>0.13668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083" calcext:value-type="float">
            <text:p>1.2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0717" calcext:value-type="float">
            <text:p>10.071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5.01" calcext:value-type="float">
            <text:p>135.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9195" calcext:value-type="float">
            <text:p>0.02191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08509" calcext:value-type="float">
            <text:p>0.03085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52795" calcext:value-type="float">
            <text:p>0.1527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18144" calcext:value-type="float">
            <text:p>0.91814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54187" calcext:value-type="float">
            <text:p>6.541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8.3619" calcext:value-type="float">
            <text:p>68.361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7116" calcext:value-type="float">
            <text:p>0.033711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504705" calcext:value-type="float">
            <text:p>0.05047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29361" calcext:value-type="float">
            <text:p>0.3293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731708" calcext:value-type="float">
            <text:p>0.7317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17508" calcext:value-type="float">
            <text:p>4.175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2.4646" calcext:value-type="float">
            <text:p>32.4646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522292" calcext:value-type="float">
            <text:p>0.005222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3746" calcext:value-type="float">
            <text:p>0.0337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45479" calcext:value-type="float">
            <text:p>0.24547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13139" calcext:value-type="float">
            <text:p>1.131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9.27917" calcext:value-type="float">
            <text:p>9.2791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8.508" calcext:value-type="float">
            <text:p>138.5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18758" calcext:value-type="float">
            <text:p>0.0091875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44826" calcext:value-type="float">
            <text:p>0.034482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39933" calcext:value-type="float">
            <text:p>0.13993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89068" calcext:value-type="float">
            <text:p>1.8906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2127" calcext:value-type="float">
            <text:p>10.212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6.2" calcext:value-type="float">
            <text:p>136.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6129" calcext:value-type="float">
            <text:p>0.023612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86199" calcext:value-type="float">
            <text:p>0.038619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8015" calcext:value-type="float">
            <text:p>0.1680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0622" calcext:value-type="float">
            <text:p>1.0062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.94559" calcext:value-type="float">
            <text:p>7.9455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3.273" calcext:value-type="float">
            <text:p>73.27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75905" calcext:value-type="float">
            <text:p>0.03759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55963" calcext:value-type="float">
            <text:p>0.05596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18707" calcext:value-type="float">
            <text:p>0.51870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48485" calcext:value-type="float">
            <text:p>0.84848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34656" calcext:value-type="float">
            <text:p>4.346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2.7056" calcext:value-type="float">
            <text:p>32.7056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560045" calcext:value-type="float">
            <text:p>0.005600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0535" calcext:value-type="float">
            <text:p>0.03505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47712" calcext:value-type="float">
            <text:p>0.2477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4672" calcext:value-type="float">
            <text:p>1.146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9.42168" calcext:value-type="float">
            <text:p>9.4216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9.06" calcext:value-type="float">
            <text:p>139.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986552" calcext:value-type="float">
            <text:p>0.009865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1859" calcext:value-type="float">
            <text:p>0.03518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44295" calcext:value-type="float">
            <text:p>0.1442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96432" calcext:value-type="float">
            <text:p>1.9643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6.2436" calcext:value-type="float">
            <text:p>16.243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7.003" calcext:value-type="float">
            <text:p>137.00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9635" calcext:value-type="float">
            <text:p>0.02496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18806" calcext:value-type="float">
            <text:p>0.04188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80262" calcext:value-type="float">
            <text:p>0.1802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0644" calcext:value-type="float">
            <text:p>1.06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94438" calcext:value-type="float">
            <text:p>8.9443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75.0272" calcext:value-type="float">
            <text:p>75.02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254" calcext:value-type="float">
            <text:p>0.04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64992" calcext:value-type="float">
            <text:p>0.06499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0839" calcext:value-type="float">
            <text:p>0.5708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930435" calcext:value-type="float">
            <text:p>0.9304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1648" calcext:value-type="float">
            <text:p>4.5164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3.2544" calcext:value-type="float">
            <text:p>33.2544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895405" calcext:value-type="float">
            <text:p>0.008954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01561" calcext:value-type="float">
            <text:p>0.04015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60049" calcext:value-type="float">
            <text:p>0.460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18161" calcext:value-type="float">
            <text:p>1.181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125" calcext:value-type="float">
            <text:p>16.1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41.739" calcext:value-type="float">
            <text:p>141.7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39909" calcext:value-type="float">
            <text:p>0.01399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40622" calcext:value-type="float">
            <text:p>0.240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00539" calcext:value-type="float">
            <text:p>0.3005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09703" calcext:value-type="float">
            <text:p>2.0970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1219" calcext:value-type="float">
            <text:p>17.12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39.233" calcext:value-type="float">
            <text:p>139.23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19907" calcext:value-type="float">
            <text:p>0.2199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8068" calcext:value-type="float">
            <text:p>0.22806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36491" calcext:value-type="float">
            <text:p>0.3364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7905" calcext:value-type="float">
            <text:p>1.3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9.88253" calcext:value-type="float">
            <text:p>9.882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76.5281" calcext:value-type="float">
            <text:p>76.52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87756" calcext:value-type="float">
            <text:p>0.58775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00564" calcext:value-type="float">
            <text:p>0.70056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7118" calcext:value-type="float">
            <text:p>0.7711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109" calcext:value-type="float">
            <text:p>1.311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5.65192" calcext:value-type="float">
            <text:p>5.651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4.9961" calcext:value-type="float">
            <text:p>34.9961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535656" calcext:value-type="float">
            <text:p>0.005356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42287" calcext:value-type="float">
            <text:p>0.03422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9651" calcext:value-type="float">
            <text:p>0.2396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1295" calcext:value-type="float">
            <text:p>1.12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1275" calcext:value-type="float">
            <text:p>10.127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8.643" calcext:value-type="float">
            <text:p>138.6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934578" calcext:value-type="float">
            <text:p>0.00934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57186" calcext:value-type="float">
            <text:p>0.035718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55598" calcext:value-type="float">
            <text:p>0.15559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69943" calcext:value-type="float">
            <text:p>1.699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2.3076" calcext:value-type="float">
            <text:p>12.307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5.9" calcext:value-type="float">
            <text:p>135.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79402" calcext:value-type="float">
            <text:p>0.02794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23084" calcext:value-type="float">
            <text:p>0.042308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73499" calcext:value-type="float">
            <text:p>0.1734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998328" calcext:value-type="float">
            <text:p>0.9983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.85824" calcext:value-type="float">
            <text:p>7.8582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1.6214" calcext:value-type="float">
            <text:p>71.621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537217" calcext:value-type="float">
            <text:p>0.05372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034" calcext:value-type="float">
            <text:p>0.110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468473" calcext:value-type="float">
            <text:p>0.46847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44501" calcext:value-type="float">
            <text:p>0.84450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36409" calcext:value-type="float">
            <text:p>4.3640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2.8568" calcext:value-type="float">
            <text:p>32.8568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695355" calcext:value-type="float">
            <text:p>0.00069535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601" calcext:value-type="float">
            <text:p>0.00176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33346" calcext:value-type="float">
            <text:p>0.04333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27452" calcext:value-type="float">
            <text:p>0.02274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22068" calcext:value-type="float">
            <text:p>2.220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704025" calcext:value-type="float">
            <text:p>0.7040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33372" calcext:value-type="float">
            <text:p>0.0013337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4138" calcext:value-type="float">
            <text:p>0.026413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6403" calcext:value-type="float">
            <text:p>0.04564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3228" calcext:value-type="float">
            <text:p>0.332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96513" calcext:value-type="float">
            <text:p>2.9651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62947" calcext:value-type="float">
            <text:p>1.6294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5479" calcext:value-type="float">
            <text:p>0.02654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38623" calcext:value-type="float">
            <text:p>0.033862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4752" calcext:value-type="float">
            <text:p>0.04547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1895" calcext:value-type="float">
            <text:p>0.1189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24931" calcext:value-type="float">
            <text:p>1.2493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4.09105" calcext:value-type="float">
            <text:p>4.091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783834" calcext:value-type="float">
            <text:p>0.078383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2593" calcext:value-type="float">
            <text:p>0.1259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49725" calcext:value-type="float">
            <text:p>0.1497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50825" calcext:value-type="float">
            <text:p>0.1508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4975" calcext:value-type="float">
            <text:p>0.29497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608446" calcext:value-type="float">
            <text:p>0.608446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office:value-type="float" office:value="914893" calcext:value-type="float">
            <text:p>91489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2030" calcext:value-type="float">
            <text:p>1.63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39640" calcext:value-type="float">
            <text:p>1.1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49660" calcext:value-type="float">
            <text:p>3.5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80890" calcext:value-type="float">
            <text:p>2.0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93870" calcext:value-type="float">
            <text:p>1.89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85524" calcext:value-type="float">
            <text:p>585524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72361" calcext:value-type="float">
            <text:p>272361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44490" calcext:value-type="float">
            <text:p>1.7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00110" calcext:value-type="float">
            <text:p>2.0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59740" calcext:value-type="float">
            <text:p>1.9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27960" calcext:value-type="float">
            <text:p>1.93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7252.1" calcext:value-type="float">
            <text:p>37252.1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87353" calcext:value-type="float">
            <text:p>28735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58100" calcext:value-type="float">
            <text:p>1.5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41450" calcext:value-type="float">
            <text:p>3.0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395330" calcext:value-type="float">
            <text:p>3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07670" calcext:value-type="float">
            <text:p>3.51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3937.8" calcext:value-type="float">
            <text:p>13937.8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3547.5" calcext:value-type="float">
            <text:p>93547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79852" calcext:value-type="float">
            <text:p>679852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99080" calcext:value-type="float">
            <text:p>3.2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36810" calcext:value-type="float">
            <text:p>5.9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670440" calcext:value-type="float">
            <text:p>7.67E+006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1462740" calcext:value-type="float">
            <text:p>1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9600" calcext:value-type="float">
            <text:p>1.8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16530" calcext:value-type="float">
            <text:p>2.12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57660" calcext:value-type="float">
            <text:p>3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61400" calcext:value-type="float">
            <text:p>3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30360" calcext:value-type="float">
            <text:p>1.93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30367" calcext:value-type="float">
            <text:p>83036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2560" calcext:value-type="float">
            <text:p>1.8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33450" calcext:value-type="float">
            <text:p>3.6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35240" calcext:value-type="float">
            <text:p>2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65700" calcext:value-type="float">
            <text:p>2.0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59330" calcext:value-type="float">
            <text:p>1.96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28159" calcext:value-type="float">
            <text:p>328159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830" calcext:value-type="float">
            <text:p>1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908470" calcext:value-type="float">
            <text:p>2.9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40540" calcext:value-type="float">
            <text:p>3.9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751460" calcext:value-type="float">
            <text:p>3.7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77840" calcext:value-type="float">
            <text:p>3.58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92572" calcext:value-type="float">
            <text:p>19257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8370" calcext:value-type="float">
            <text:p>1.01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18452" calcext:value-type="float">
            <text:p>91845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7900" calcext:value-type="float">
            <text:p>4.5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429340" calcext:value-type="float">
            <text:p>7.4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072180" calcext:value-type="float">
            <text:p>8.07E+006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1568470" calcext:value-type="float">
            <text:p>1.5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4204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35770" calcext:value-type="float">
            <text:p>2.1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07220" calcext:value-type="float">
            <text:p>3.7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16100" calcext:value-type="float">
            <text:p>3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3806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891639" calcext:value-type="float">
            <text:p>891639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00550" calcext:value-type="float">
            <text:p>1.9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46690" calcext:value-type="float">
            <text:p>3.7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18410" calcext:value-type="float">
            <text:p>2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85550" calcext:value-type="float">
            <text:p>3.29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70900" calcext:value-type="float">
            <text:p>1.97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46930" calcext:value-type="float">
            <text:p>346930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696950" calcext:value-type="float">
            <text:p>1.7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20470" calcext:value-type="float">
            <text:p>3.1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168400" calcext:value-type="float">
            <text:p>4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223030" calcext:value-type="float">
            <text:p>4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63500" calcext:value-type="float">
            <text:p>3.66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17927" calcext:value-type="float">
            <text:p>21792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71060" calcext:value-type="float">
            <text:p>1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0760" calcext:value-type="float">
            <text:p>1.0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943290" calcext:value-type="float">
            <text:p>4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719770" calcext:value-type="float">
            <text:p>7.7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8207620" calcext:value-type="float">
            <text:p>8.21E+006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1652270" calcext:value-type="float">
            <text:p>1.6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32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53990" calcext:value-type="float">
            <text:p>2.1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762890" calcext:value-type="float">
            <text:p>3.76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668380" calcext:value-type="float">
            <text:p>3.6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41480" calcext:value-type="float">
            <text:p>1.94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976809" calcext:value-type="float">
            <text:p>976809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76800" calcext:value-type="float">
            <text:p>1.9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35840" calcext:value-type="float">
            <text:p>3.8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00450" calcext:value-type="float">
            <text:p>3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31560" calcext:value-type="float">
            <text:p>3.3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27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73731" calcext:value-type="float">
            <text:p>373731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24280" calcext:value-type="float">
            <text:p>2.12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431310" calcext:value-type="float">
            <text:p>3.4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68240" calcext:value-type="float">
            <text:p>4.5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129180" calcext:value-type="float">
            <text:p>5.1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26680" calcext:value-type="float">
            <text:p>3.93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43003" calcext:value-type="float">
            <text:p>243003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98500" calcext:value-type="float">
            <text:p>1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91830" calcext:value-type="float">
            <text:p>1.5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73221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036840" calcext:value-type="float">
            <text:p>8.0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268550" calcext:value-type="float">
            <text:p>8.27E+006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1867280" calcext:value-type="float">
            <text:p>1.8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58870" calcext:value-type="float">
            <text:p>2.0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95710" calcext:value-type="float">
            <text:p>3.7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890290" calcext:value-type="float">
            <text:p>3.8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03960" calcext:value-type="float">
            <text:p>4.0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954760" calcext:value-type="float">
            <text:p>1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/>
          <table:table-cell table:style-name="ce1" office:value-type="string" calcext:value-type="string">
            <text:p>max_TEPS</text:p>
          </table:table-cell>
          <table:table-cell table:style-name="ce1" office:value-type="float" office:value="3120170" calcext:value-type="float">
            <text:p>3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48350" calcext:value-type="float">
            <text:p>4.6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49430" calcext:value-type="float">
            <text:p>3.4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398530" calcext:value-type="float">
            <text:p>3.4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38470" calcext:value-type="float">
            <text:p>2.04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467524" calcext:value-type="float">
            <text:p>467524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425460" calcext:value-type="float">
            <text:p>2.4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7480" calcext:value-type="float">
            <text:p>4.6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568780" calcext:value-type="float">
            <text:p>5.5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75850" calcext:value-type="float">
            <text:p>5.68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81830" calcext:value-type="float">
            <text:p>4.28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586550" calcext:value-type="float">
            <text:p>8.5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429180" calcext:value-type="float">
            <text:p>8.43E+006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1529340" calcext:value-type="float">
            <text:p>1.5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14650" calcext:value-type="float">
            <text:p>1.9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87710" calcext:value-type="float">
            <text:p>2.1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13420" calcext:value-type="float">
            <text:p>3.7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13190" calcext:value-type="float">
            <text:p>3.3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36160" calcext:value-type="float">
            <text:p>1.94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876545" calcext:value-type="float">
            <text:p>876545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34790" calcext:value-type="float">
            <text:p>1.8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69510" calcext:value-type="float">
            <text:p>3.3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468060" calcext:value-type="float">
            <text:p>2.4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726320" calcext:value-type="float">
            <text:p>2.7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250" calcext:value-type="float">
            <text:p>1.98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93197" calcext:value-type="float">
            <text:p>29319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49010" calcext:value-type="float">
            <text:p>1.5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21850" calcext:value-type="float">
            <text:p>3.0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01330" calcext:value-type="float">
            <text:p>4.2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69970" calcext:value-type="float">
            <text:p>4.2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47980" calcext:value-type="float">
            <text:p>3.75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52490" calcext:value-type="float">
            <text:p>15249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93944" calcext:value-type="float">
            <text:p>593944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688760" calcext:value-type="float">
            <text:p>7.6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8169860" calcext:value-type="float">
            <text:p>8.17E+006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25012.3" calcext:value-type="float">
            <text:p>2501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404.2" calcext:value-type="float">
            <text:p>12404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9839.8" calcext:value-type="float">
            <text:p>49839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421.23" calcext:value-type="float">
            <text:p>9421.2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1529.2" calcext:value-type="float">
            <text:p>91529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38.68" calcext:value-type="float">
            <text:p>1238.68</text:p>
          </table:table-cell>
          <table:table-cell/>
          <table:table-cell office:value-type="string" calcext:value-type="string">
            <text:p>Program time <text:s text:c="19"/>0.707657</text:p>
          </table:table-cell>
          <table:table-cell table:number-columns-repeated="2"/>
          <table:table-cell office:value-type="string" calcext:value-type="string">
            <text:p>Program time <text:s text:c="19"/>2.50657</text:p>
          </table:table-cell>
          <table:table-cell table:number-columns-repeated="2"/>
          <table:table-cell office:value-type="string" calcext:value-type="string">
            <text:p>Program time <text:s text:c="2"/>: 11.411</text:p>
          </table:table-cell>
          <table:table-cell table:number-columns-repeated="2"/>
          <table:table-cell office:value-type="string" calcext:value-type="string">
            <text:p>Program time <text:s text:c="19"/>118.216</text:p>
          </table:table-cell>
          <table:table-cell table:number-columns-repeated="2"/>
          <table:table-cell office:value-type="string" calcext:value-type="string">
            <text:p>Program time <text:s text:c="19"/>807.121</text:p>
          </table:table-cell>
          <table:table-cell table:number-columns-repeated="2"/>
          <table:table-cell office:value-type="string" calcext:value-type="string">
            <text:p>Program time <text:s text:c="19"/>8786.79</text:p>
          </table:table-cell>
          <table:table-cell table:number-columns-repeated="2"/>
          <table:table-cell office:value-type="string" calcext:value-type="string">
            <text:p>Program time <text:s text:c="19"/>1.99319</text:p>
          </table:table-cell>
          <table:table-cell table:number-columns-repeated="2"/>
          <table:table-cell office:value-type="string" calcext:value-type="string">
            <text:p>Program time <text:s text:c="19"/>3.02066</text:p>
          </table:table-cell>
          <table:table-cell table:number-columns-repeated="2"/>
          <table:table-cell office:value-type="string" calcext:value-type="string">
            <text:p>Program time <text:s text:c="19"/>11.9544</text:p>
          </table:table-cell>
          <table:table-cell table:number-columns-repeated="2"/>
          <table:table-cell office:value-type="string" calcext:value-type="string">
            <text:p>Program time <text:s text:c="19"/>67.9758</text:p>
          </table:table-cell>
          <table:table-cell table:number-columns-repeated="2"/>
          <table:table-cell office:value-type="string" calcext:value-type="string">
            <text:p>Program time <text:s text:c="19"/>516.933</text:p>
          </table:table-cell>
          <table:table-cell table:number-columns-repeated="2"/>
          <table:table-cell office:value-type="string" calcext:value-type="string">
            <text:p>Program time <text:s text:c="19"/>4629.02</text:p>
          </table:table-cell>
          <table:table-cell table:number-columns-repeated="2"/>
          <table:table-cell office:value-type="string" calcext:value-type="string">
            <text:p>Program time <text:s text:c="19"/>4.20927</text:p>
          </table:table-cell>
          <table:table-cell table:number-columns-repeated="2"/>
          <table:table-cell office:value-type="string" calcext:value-type="string">
            <text:p>Program time <text:s text:c="19"/>7.91936</text:p>
          </table:table-cell>
          <table:table-cell table:number-columns-repeated="2"/>
          <table:table-cell office:value-type="string" calcext:value-type="string">
            <text:p>Program time <text:s text:c="19"/>31.7612</text:p>
          </table:table-cell>
          <table:table-cell table:number-columns-repeated="2"/>
          <table:table-cell office:value-type="string" calcext:value-type="string">
            <text:p>Program time <text:s text:c="19"/>60.0224</text:p>
          </table:table-cell>
          <table:table-cell table:number-columns-repeated="2"/>
          <table:table-cell office:value-type="string" calcext:value-type="string">
            <text:p>Program time <text:s text:c="19"/>293.732</text:p>
          </table:table-cell>
          <table:table-cell table:number-columns-repeated="2"/>
          <table:table-cell office:value-type="string" calcext:value-type="string">
            <text:p>Program time <text:s text:c="19"/>2127.62</text:p>
          </table:table-cell>
          <table:table-cell/>
        </table:table-row>
        <table:table-row table:style-name="ro1">
          <table:table-cell table:number-columns-repeated="21"/>
          <table:table-cell office:value-type="string" calcext:value-type="string">
            <text:p>harmonic_stddev_TEPS</text:p>
          </table:table-cell>
          <table:table-cell office:value-type="float" office:value="170944" calcext:value-type="float">
            <text:p>170944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82751.8" calcext:value-type="float">
            <text:p>82751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983.86" calcext:value-type="float">
            <text:p>2983.8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98.6" calcext:value-type="float">
            <text:p>35098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6197" calcext:value-type="float">
            <text:p>15619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9788.7" calcext:value-type="float">
            <text:p>99788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067.8" calcext:value-type="float">
            <text:p>63067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526.1" calcext:value-type="float">
            <text:p>8552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6972.3" calcext:value-type="float">
            <text:p>2697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031.4" calcext:value-type="float">
            <text:p>28031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402.1" calcext:value-type="float">
            <text:p>85402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5063.5" calcext:value-type="float">
            <text:p>45063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754" calcext:value-type="float">
            <text:p>1117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5475.3" calcext:value-type="float">
            <text:p>65475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60.8" calcext:value-type="float">
            <text:p>19060.8</text:p>
          </table:table-cell>
        </table:table-row>
        <table:table-row table:style-name="ro1" table:number-rows-repeated="6">
          <table:table-cell table:number-columns-repeated="71"/>
        </table:table-row>
        <table:table-row table:style-name="ro1">
          <table:table-cell table:number-columns-repeated="2"/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6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64"/>
        </table:table-row>
        <table:table-row table:style-name="ro1" table:number-rows-repeated="4">
          <table:table-cell table:number-columns-repeated="71"/>
        </table:table-row>
        <table:table-row table:style-name="ro1">
          <table:table-cell table:number-columns-repeated="14"/>
          <table:table-cell office:value-type="string" calcext:value-type="string">
            <text:p>Das</text:p>
          </table:table-cell>
          <table:table-cell table:number-columns-repeated="56"/>
        </table:table-row>
        <table:table-row table:style-name="ro1">
          <table:table-cell table:number-columns-repeated="8"/>
          <table:table-cell office:value-type="string" calcext:value-type="string">
            <text:p>Scale</text:p>
          </table:table-cell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P</text:p>
          </table:table-cell>
          <table:table-cell office:value-type="string" calcext:value-type="string">
            <text:p>Nodes 8 DAS</text:p>
          </table:table-cell>
          <table:table-cell table:number-columns-repeated="2" office:value-type="string" calcext:value-type="string">
            <text:p>Nodes 16 OP</text:p>
          </table:table-cell>
          <table:table-cell table:number-columns-repeated="56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2" office:value-type="float" office:value="39585000" calcext:value-type="float">
            <text:p>3.96E+007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2" office:value-type="float" office:value="41800200" calcext:value-type="float">
            <text:p>4.18E+007</text:p>
          </table:table-cell>
          <table:table-cell office:value-type="float" office:value="467524" calcext:value-type="float">
            <text:p>467524</text:p>
          </table:table-cell>
          <table:table-cell table:style-name="ce2" office:value-type="float" office:value="31522700" calcext:value-type="float">
            <text:p>3.15E+007</text:p>
          </table:table-cell>
          <table:table-cell table:number-columns-repeated="3"/>
          <table:table-cell office:value-type="string" calcext:value-type="string">
            <text:p>Ratios OP/DAS</text:p>
          </table:table-cell>
          <table:table-cell table:number-columns-repeated="52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2" office:value-type="float" office:value="48694000" calcext:value-type="float">
            <text:p>4.87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2" office:value-type="float" office:value="71769700" calcext:value-type="float">
            <text:p>7.18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2" office:value-type="float" office:value="89159200" calcext:value-type="float">
            <text:p>8.92E+007</text:p>
          </table:table-cell>
          <table:table-cell table:number-columns-repeated="3"/>
          <table:table-cell office:value-type="string" calcext:value-type="string">
            <text:p><text:s/>4 Nodes</text:p>
          </table:table-cell>
          <table:table-cell office:value-type="string" calcext:value-type="string">
            <text:p>8 Nodes</text:p>
          </table:table-cell>
          <table:table-cell office:value-type="float" office:value="16" calcext:value-type="float">
            <text:p>16</text:p>
          </table:table-cell>
          <table:table-cell table:number-columns-repeated="50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2" office:value-type="float" office:value="67984400" calcext:value-type="float">
            <text:p>6.80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2" office:value-type="float" office:value="122154000" calcext:value-type="float">
            <text:p>1.22E+008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2" office:value-type="float" office:value="196219000" calcext:value-type="float">
            <text:p>1.96E+008</text:p>
          </table:table-cell>
          <table:table-cell table:number-columns-repeated="3"/>
          <table:table-cell table:formula="of:=[.J48]/[.K48]" office:value-type="float" office:value="0.0471714033093343" calcext:value-type="float">
            <text:p>0.0471714033</text:p>
          </table:table-cell>
          <table:table-cell table:formula="of:=[.L48]/[.M48]" office:value-type="float" office:value="0.0261790613442041" calcext:value-type="float">
            <text:p>0.0261790613</text:p>
          </table:table-cell>
          <table:table-cell table:formula="of:=[.N48]/[.O48]" office:value-type="float" office:value="0.0148313437617971" calcext:value-type="float">
            <text:p>0.0148313438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alucalati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2" office:value-type="float" office:value="70948000" calcext:value-type="float">
            <text:p>7.09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2" office:value-type="float" office:value="118423000" calcext:value-type="float">
            <text:p>1.18E+008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2" office:value-type="float" office:value="232372000" calcext:value-type="float">
            <text:p>2.32E+008</text:p>
          </table:table-cell>
          <table:table-cell table:number-columns-repeated="3"/>
          <table:table-cell table:formula="of:=[.J49]/[.K49]" office:value-type="float" office:value="0.0422818006325215" calcext:value-type="float">
            <text:p>0.0422818006</text:p>
          </table:table-cell>
          <table:table-cell table:formula="of:=[.L49]/[.M49]" office:value-type="float" office:value="0.0434747532733173" calcext:value-type="float">
            <text:p>0.0434747533</text:p>
          </table:table-cell>
          <table:table-cell table:formula="of:=[.N49]/[.O49]" office:value-type="float" office:value="0.0272036985527012" calcext:value-type="float">
            <text:p>0.027203698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D36]/[.F36]" office:value-type="float" office:value="3.99397677980168" calcext:value-type="float">
            <text:p>3.9939767798</text:p>
          </table:table-cell>
          <table:table-cell table:formula="of:=[.E36]/[.F36]" office:value-type="float" office:value="2.34060711321772" calcext:value-type="float">
            <text:p>2.3406071132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2" office:value-type="float" office:value="67396900" calcext:value-type="float">
            <text:p>6.74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2" office:value-type="float" office:value="129818000" calcext:value-type="float">
            <text:p>1.30E+008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2" office:value-type="float" office:value="238983000" calcext:value-type="float">
            <text:p>2.39E+008</text:p>
          </table:table-cell>
          <table:table-cell table:number-columns-repeated="3"/>
          <table:table-cell table:formula="of:=[.J50]/[.K50]" office:value-type="float" office:value="0.0543611475573808" calcext:value-type="float">
            <text:p>0.0543611476</text:p>
          </table:table-cell>
          <table:table-cell table:formula="of:=[.L50]/[.M50]" office:value-type="float" office:value="0.0380531951471094" calcext:value-type="float">
            <text:p>0.0380531951</text:p>
          </table:table-cell>
          <table:table-cell table:formula="of:=[.N50]/[.O50]" office:value-type="float" office:value="0.0237361315672794" calcext:value-type="float">
            <text:p>0.023736131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D37]/[.F37]" office:value-type="float" office:value="0.848857536302392" calcext:value-type="float">
            <text:p>0.8488575363</text:p>
          </table:table-cell>
          <table:table-cell table:formula="of:=[.E37]/[.F37]" office:value-type="float" office:value="1.28642401853669" calcext:value-type="float">
            <text:p>1.2864240185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2" office:value-type="float" office:value="63512300" calcext:value-type="float">
            <text:p>6.3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2" office:value-type="float" office:value="123391000" calcext:value-type="float">
            <text:p>1.23E+008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2" office:value-type="float" office:value="226877000" calcext:value-type="float">
            <text:p>2.27E+008</text:p>
          </table:table-cell>
          <table:table-cell table:number-columns-repeated="3"/>
          <table:table-cell table:formula="of:=[.J51]/[.K51]" office:value-type="float" office:value="0.0548329762643063" calcext:value-type="float">
            <text:p>0.0548329763</text:p>
          </table:table-cell>
          <table:table-cell table:formula="of:=[.L51]/[.M51]" office:value-type="float" office:value="0.0291280410055479" calcext:value-type="float">
            <text:p>0.029128041</text:p>
          </table:table-cell>
          <table:table-cell table:formula="of:=[.N51]/[.O51]" office:value-type="float" office:value="0.0239649355344017" calcext:value-type="float">
            <text:p>0.0239649355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D38]/[.F38]" office:value-type="float" office:value="0.793499918410814" calcext:value-type="float">
            <text:p>0.7934999184</text:p>
          </table:table-cell>
          <table:table-cell table:formula="of:=[.E38]/[.F38]" office:value-type="float" office:value="0.998039712462533" calcext:value-type="float">
            <text:p>0.9980397125</text:p>
          </table:table-cell>
          <table:table-cell table:number-columns-repeated="14"/>
          <table:table-cell table:formula="of:=[.J52]/[.K52]" office:value-type="float" office:value="0.0594086671642167" calcext:value-type="float">
            <text:p>0.0594086672</text:p>
          </table:table-cell>
          <table:table-cell table:formula="of:=[.L52]/[.M52]" office:value-type="float" office:value="0.0261791893265957" calcext:value-type="float">
            <text:p>0.0261791893</text:p>
          </table:table-cell>
          <table:table-cell table:formula="of:=[.N52]/[.O52]" office:value-type="float" office:value="0.0237500156914927" calcext:value-type="float">
            <text:p>0.023750015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D39]/[.F39]" office:value-type="float" office:value="0.698589278082453" calcext:value-type="float">
            <text:p>0.6985892781</text:p>
          </table:table-cell>
          <table:table-cell table:formula="of:=[.E39]/[.F39]" office:value-type="float" office:value="0.61942292566774" calcext:value-type="float">
            <text:p>0.6194229257</text:p>
          </table:table-cell>
          <table:table-cell table:number-columns-repeated="14"/>
          <table:table-cell table:formula="of:=[.J53]/[.K53]" office:value-type="float" office:value="0.0307776603901921" calcext:value-type="float">
            <text:p>0.0307776604</text:p>
          </table:table-cell>
          <table:table-cell table:formula="of:=[.L53]/[.M53]" office:value-type="float" office:value="0.0165204107268764" calcext:value-type="float">
            <text:p>0.0165204107</text:p>
          </table:table-cell>
          <table:table-cell table:formula="of:=[.N53]/[.O53]" office:value-type="float" office:value="0.0188729135170158" calcext:value-type="float">
            <text:p>0.0188729135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D40]/[.F40]" office:value-type="float" office:value="0.705437952024807" calcext:value-type="float">
            <text:p>0.705437952</text:p>
          </table:table-cell>
          <table:table-cell table:formula="of:=[.E40]/[.F40]" office:value-type="float" office:value="0.598770228247751" calcext:value-type="float">
            <text:p>0.5987702282</text:p>
          </table:table-cell>
          <table:table-cell table:number-columns-repeated="6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D41]/[.F41]" office:value-type="float" office:value="0.456524429975034" calcext:value-type="float">
            <text:p>0.45652443</text:p>
          </table:table-cell>
          <table:table-cell table:formula="of:=[.E41]/[.F41]" office:value-type="float" office:value="0.476074482172342" calcext:value-type="float">
            <text:p>0.4760744822</text:p>
          </table:table-cell>
          <table:table-cell table:number-columns-repeated="6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69"/>
        </table:table-row>
        <table:table-row table:style-name="ro1" table:number-rows-repeated="18">
          <table:table-cell table:number-columns-repeated="71"/>
        </table:table-row>
        <table:table-row table:style-name="ro1" table:number-rows-repeated="5">
          <table:table-cell table:number-columns-repeated="19"/>
          <table:table-cell table:style-name="ce1" table:number-columns-repeated="4"/>
          <table:table-cell table:number-columns-repeated="48"/>
        </table:table-row>
        <table:table-row table:style-name="ro1">
          <table:table-cell table:number-columns-repeated="19"/>
          <table:table-cell table:style-name="ce1" table:number-columns-repeated="4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6:02:43.272404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9:12:23.421831214</meta:creation-date>
    <meta:generator>LibreOffice/4.2.7.2$Linux_X86_64 LibreOffice_project/420m0$Build-2</meta:generator>
    <dc:date>2015-06-22T16:48:23.789070100</dc:date>
    <meta:editing-duration>PT6H5M24S</meta:editing-duration>
    <meta:editing-cycles>7</meta:editing-cycles>
    <meta:document-statistic meta:table-count="1" meta:cell-count="14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546cm" svg:y="0.237cm" chart:style-name="ch2">
          <text:p>Scale VS TEPS ON</text:p>
        </chart:title>
        <chart:legend chart:legend-position="end" svg:x="13.199cm" svg:y="3.456cm" style:legend-expansion="high" chart:style-name="ch3"/>
        <chart:plot-area chart:style-name="ch4" table:cell-range-address="Sheet1.C36:Sheet1.G41 Sheet1.D35:Sheet1.G35" chart:data-source-has-labels="row" svg:x="1.33cm" svg:y="1.301cm" svg:width="11.55cm" svg:height="6.543cm">
          <chartooo:coordinate-region svg:x="3.063cm" svg:y="1.5cm" svg:width="9.63cm" svg:height="5.697cm"/>
          <chart:axis chart:dimension="x" chart:name="primary-x" chart:style-name="ch5">
            <chart:title svg:x="6.638cm" svg:y="8.024cm" chart:style-name="ch6">
              <text:p>Scale</text:p>
            </chart:title>
          </chart:axis>
          <chart:axis chart:dimension="y" chart:name="primary-y" chart:style-name="ch5">
            <chart:title svg:x="0.451cm" svg:y="5.039cm" chart:style-name="ch7">
              <text:p>TEPS</text:p>
            </chart:title>
            <chart:grid chart:style-name="ch8" chart:class="major"/>
          </chart:axis>
          <chart:series chart:style-name="ch9" chart:values-cell-range-address="Sheet1.D36:Sheet1.D41" chart:label-cell-address="Sheet1.D35:Sheet1.D35" chart:class="chart:scatter">
            <chart:domain table:cell-range-address="Sheet1.C36:Sheet1.C41"/>
            <chart:data-point chart:repeated="6"/>
          </chart:series>
          <chart:series chart:style-name="ch10" chart:values-cell-range-address="Sheet1.E36:Sheet1.E41" chart:label-cell-address="Sheet1.E35:Sheet1.E35" chart:class="chart:scatter">
            <chart:data-point chart:repeated="6"/>
          </chart:series>
          <chart:series chart:style-name="ch11" chart:values-cell-range-address="Sheet1.F36:Sheet1.F41" chart:label-cell-address="Sheet1.F35:Sheet1.F35" chart:class="chart:scatter">
            <chart:data-point chart:repeated="6"/>
          </chart:series>
          <chart:series chart:style-name="ch12" chart:values-cell-range-address="Sheet1.G36:Sheet1.G41" chart:label-cell-address="Sheet1.G35:Sheet1.G3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odes 4</text:p>
                <draw:g>
                  <svg:desc>Sheet1.D35:Sheet1.D35</svg:desc>
                </draw:g>
              </table:table-cell>
              <table:table-cell office:value-type="string">
                <text:p>Nodes 8</text:p>
                <draw:g>
                  <svg:desc>Sheet1.E35:Sheet1.E35</svg:desc>
                </draw:g>
              </table:table-cell>
              <table:table-cell office:value-type="string">
                <text:p>Nodes 16</text:p>
                <draw:g>
                  <svg:desc>Sheet1.F35:Sheet1.F35</svg:desc>
                </draw:g>
              </table:table-cell>
              <table:table-cell office:value-type="string">
                <text:p>Nodes 32</text:p>
                <draw:g>
                  <svg:desc>Sheet1.G35:Sheet1.G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6:Sheet1.C41</svg:desc>
                </draw:g>
              </table:table-cell>
              <table:table-cell office:value-type="float" office:value="1867280">
                <text:p>1867280</text:p>
                <draw:g>
                  <svg:desc>Sheet1.D36:Sheet1.D41</svg:desc>
                </draw:g>
              </table:table-cell>
              <table:table-cell office:value-type="float" office:value="1094290">
                <text:p>1094290</text:p>
                <draw:g>
                  <svg:desc>Sheet1.E36:Sheet1.E41</svg:desc>
                </draw:g>
              </table:table-cell>
              <table:table-cell office:value-type="float" office:value="467524">
                <text:p>467524</text:p>
                <draw:g>
                  <svg:desc>Sheet1.F36:Sheet1.F41</svg:desc>
                </draw:g>
              </table:table-cell>
              <table:table-cell office:value-type="float" office:value="283146">
                <text:p>283146</text:p>
                <draw:g>
                  <svg:desc>Sheet1.G36:Sheet1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3120170">
                <text:p>3120170</text:p>
              </table:table-cell>
              <table:table-cell office:value-type="float" office:value="2425460">
                <text:p>2425460</text:p>
              </table:table-cell>
              <table:table-cell office:value-type="float" office:value="1601100">
                <text:p>1601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4648350">
                <text:p>4648350</text:p>
              </table:table-cell>
              <table:table-cell office:value-type="float" office:value="4657480">
                <text:p>4657480</text:p>
              </table:table-cell>
              <table:table-cell office:value-type="float" office:value="4118290">
                <text:p>4118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3449430">
                <text:p>3449430</text:p>
              </table:table-cell>
              <table:table-cell office:value-type="float" office:value="5568780">
                <text:p>5568780</text:p>
              </table:table-cell>
              <table:table-cell office:value-type="float" office:value="6960600">
                <text:p>6960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3398530">
                <text:p>3398530</text:p>
              </table:table-cell>
              <table:table-cell office:value-type="float" office:value="5675850">
                <text:p>5675850</text:p>
              </table:table-cell>
              <table:table-cell office:value-type="float" office:value="8586550">
                <text:p>8586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2038470">
                <text:p>2038470</text:p>
              </table:table-cell>
              <table:table-cell office:value-type="float" office:value="4281830">
                <text:p>428183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905cm" svg:y="0.316cm" chart:style-name="ch2">
          <text:p>Nodes VS TEPS ON</text:p>
        </chart:title>
        <chart:legend chart:legend-position="end" svg:x="13.199cm" svg:y="2.959cm" style:legend-expansion="high" chart:style-name="ch3"/>
        <chart:plot-area chart:style-name="ch4" table:cell-range-address="Sheet1.I36:Sheet1.O39 Sheet1.J35:Sheet1.O35" chart:data-source-has-labels="row" svg:x="1.33cm" svg:y="1.301cm" svg:width="11.55cm" svg:height="6.544cm">
          <chartooo:coordinate-region svg:x="3.248cm" svg:y="1.501cm" svg:width="9.445cm" svg:height="5.697cm"/>
          <chart:axis chart:dimension="x" chart:name="primary-x" chart:style-name="ch5">
            <chart:title svg:x="6.571cm" svg:y="8.025cm" chart:style-name="ch6">
              <text:p>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J36:Sheet1.J39" chart:label-cell-address="Sheet1.J35:Sheet1.J35" chart:class="chart:scatter">
            <chart:domain table:cell-range-address="Sheet1.I36:Sheet1.I39"/>
            <chart:data-point chart:repeated="4"/>
          </chart:series>
          <chart:series chart:style-name="ch11" chart:values-cell-range-address="Sheet1.K36:Sheet1.K39" chart:label-cell-address="Sheet1.K35:Sheet1.K35" chart:class="chart:scatter">
            <chart:data-point chart:repeated="4"/>
          </chart:series>
          <chart:series chart:style-name="ch12" chart:values-cell-range-address="Sheet1.L36:Sheet1.L39" chart:label-cell-address="Sheet1.L35:Sheet1.L35" chart:class="chart:scatter">
            <chart:data-point chart:repeated="4"/>
          </chart:series>
          <chart:series chart:style-name="ch13" chart:values-cell-range-address="Sheet1.M36:Sheet1.M39" chart:label-cell-address="Sheet1.M35:Sheet1.M35" chart:class="chart:scatter">
            <chart:data-point chart:repeated="4"/>
          </chart:series>
          <chart:series chart:style-name="ch14" chart:values-cell-range-address="Sheet1.N36:Sheet1.N39" chart:label-cell-address="Sheet1.N35:Sheet1.N35" chart:class="chart:scatter">
            <chart:data-point chart:repeated="4"/>
          </chart:series>
          <chart:series chart:style-name="ch15" chart:values-cell-range-address="Sheet1.O36:Sheet1.O39" chart:label-cell-address="Sheet1.O35:Sheet1.O35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cale 9</text:p>
                <draw:g>
                  <svg:desc>Sheet1.J35:Sheet1.J35</svg:desc>
                </draw:g>
              </table:table-cell>
              <table:table-cell office:value-type="string">
                <text:p>Scale 12</text:p>
                <draw:g>
                  <svg:desc>Sheet1.K35:Sheet1.K35</svg:desc>
                </draw:g>
              </table:table-cell>
              <table:table-cell office:value-type="string">
                <text:p>Scale 15</text:p>
                <draw:g>
                  <svg:desc>Sheet1.L35:Sheet1.L35</svg:desc>
                </draw:g>
              </table:table-cell>
              <table:table-cell office:value-type="string">
                <text:p>Scale 18 </text:p>
                <draw:g>
                  <svg:desc>Sheet1.M35:Sheet1.M35</svg:desc>
                </draw:g>
              </table:table-cell>
              <table:table-cell office:value-type="string">
                <text:p>Scale 21</text:p>
                <draw:g>
                  <svg:desc>Sheet1.N35:Sheet1.N35</svg:desc>
                </draw:g>
              </table:table-cell>
              <table:table-cell office:value-type="string">
                <text:p>Scale24</text:p>
                <draw:g>
                  <svg:desc>Sheet1.O35:Sheet1.O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I36:Sheet1.I39</svg:desc>
                </draw:g>
              </table:table-cell>
              <table:table-cell office:value-type="float" office:value="1867280">
                <text:p>1867280</text:p>
                <draw:g>
                  <svg:desc>Sheet1.J36:Sheet1.J39</svg:desc>
                </draw:g>
              </table:table-cell>
              <table:table-cell office:value-type="float" office:value="2058870">
                <text:p>2058870</text:p>
                <draw:g>
                  <svg:desc>Sheet1.K36:Sheet1.K39</svg:desc>
                </draw:g>
              </table:table-cell>
              <table:table-cell office:value-type="float" office:value="3695710">
                <text:p>3695710</text:p>
                <draw:g>
                  <svg:desc>Sheet1.L36:Sheet1.L39</svg:desc>
                </draw:g>
              </table:table-cell>
              <table:table-cell office:value-type="float" office:value="3890290">
                <text:p>3890290</text:p>
                <draw:g>
                  <svg:desc>Sheet1.M36:Sheet1.M39</svg:desc>
                </draw:g>
              </table:table-cell>
              <table:table-cell office:value-type="float" office:value="4003960">
                <text:p>4003960</text:p>
                <draw:g>
                  <svg:desc>Sheet1.N36:Sheet1.N39</svg:desc>
                </draw:g>
              </table:table-cell>
              <table:table-cell office:value-type="float" office:value="1954760">
                <text:p>1954760</text:p>
                <draw:g>
                  <svg:desc>Sheet1.O36:Sheet1.O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94290">
                <text:p>1094290</text:p>
              </table:table-cell>
              <table:table-cell office:value-type="float" office:value="3120170">
                <text:p>3120170</text:p>
              </table:table-cell>
              <table:table-cell office:value-type="float" office:value="4648350">
                <text:p>4648350</text:p>
              </table:table-cell>
              <table:table-cell office:value-type="float" office:value="3449430">
                <text:p>3449430</text:p>
              </table:table-cell>
              <table:table-cell office:value-type="float" office:value="3398530">
                <text:p>3398530</text:p>
              </table:table-cell>
              <table:table-cell office:value-type="float" office:value="2038470">
                <text:p>20384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467524">
                <text:p>467524</text:p>
              </table:table-cell>
              <table:table-cell office:value-type="float" office:value="2425460">
                <text:p>2425460</text:p>
              </table:table-cell>
              <table:table-cell office:value-type="float" office:value="4657480">
                <text:p>4657480</text:p>
              </table:table-cell>
              <table:table-cell office:value-type="float" office:value="5568780">
                <text:p>5568780</text:p>
              </table:table-cell>
              <table:table-cell office:value-type="float" office:value="5675850">
                <text:p>5675850</text:p>
              </table:table-cell>
              <table:table-cell office:value-type="float" office:value="4281830">
                <text:p>42818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83146">
                <text:p>283146</text:p>
              </table:table-cell>
              <table:table-cell office:value-type="float" office:value="1601100">
                <text:p>1601100</text:p>
              </table:table-cell>
              <table:table-cell office:value-type="float" office:value="4118290">
                <text:p>4118290</text:p>
              </table:table-cell>
              <table:table-cell office:value-type="float" office:value="6960600">
                <text:p>6960600</text:p>
              </table:table-cell>
              <table:table-cell office:value-type="float" office:value="8586550">
                <text:p>858655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